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A0000011AD8CA8086.png"/>
  <manifest:file-entry manifest:media-type="image/png" manifest:full-path="Pictures/10000201000001EC0000017FF7FF02CB.png"/>
  <manifest:file-entry manifest:media-type="image/jpeg" manifest:full-path="Pictures/100000000000017C000001574920A9EF.jpg"/>
  <manifest:file-entry manifest:media-type="image/png" manifest:full-path="Pictures/10000201000001C900000109343A5702.png"/>
  <manifest:file-entry manifest:media-type="image/jpeg" manifest:full-path="Pictures/100000000000035200000267EE621A9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28cm"/>
    </style:style>
    <style:style style:name="gr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8cm" svg:x="5.6cm" svg:y="5.3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3cm" svg:height="2.2cm" svg:x="2.4cm" svg:y="25cm">
          <text:p/>
        </draw:rect>
        <draw:rect draw:style-name="gr2" draw:text-style-name="P1" draw:layer="layout" svg:width="3cm" svg:height="2.2cm" svg:x="10.2cm" svg:y="25.1cm">
          <text:p/>
        </draw:rect>
        <draw:custom-shape draw:style-name="gr1" draw:text-style-name="P1" xml:id="id14" draw:id="id14" draw:layer="layout" svg:width="0.9cm" svg:height="0.8cm" svg:x="11.8cm" svg:y="5.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6" draw:id="id16" draw:layer="layout" svg:width="0.257cm" svg:height="0.228cm" svg:x="11.865cm" svg:y="5.7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256cm" svg:height="0.228cm" svg:x="12.379cm" svg:y="5.7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12.122cm" svg:y="5.2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7.4cm" svg:y="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6" draw:id="id36" draw:layer="layout" svg:width="0.257cm" svg:height="0.228cm" svg:x="7.465cm" svg:y="6.5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0.256cm" svg:height="0.228cm" svg:x="7.979cm" svg:y="6.5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257cm" svg:height="0.228cm" svg:x="7.722cm" svg:y="6.0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9.7cm" svg:y="4.8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0.257cm" svg:height="0.228cm" svg:x="9.765cm" svg:y="4.8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256cm" svg:height="0.228cm" svg:x="10.279cm" svg:y="4.8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257cm" svg:height="0.228cm" svg:x="10.022cm" svg:y="5.3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11.355cm" svg:y="6.6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6" draw:id="id26" draw:layer="layout" svg:width="0.257cm" svg:height="0.228cm" svg:x="11.42cm" svg:y="7.1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4" draw:id="id24" draw:layer="layout" svg:width="0.256cm" svg:height="0.228cm" svg:x="11.934cm" svg:y="7.1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257cm" svg:height="0.228cm" svg:x="11.677cm" svg:y="6.7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3.7cm" svg:y="2.2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9" draw:id="id29" draw:layer="layout" svg:width="0.257cm" svg:height="0.255cm" svg:x="3.765cm" svg:y="2.26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1" draw:id="id31" draw:layer="layout" svg:width="0.256cm" svg:height="0.255cm" svg:x="4.279cm" svg:y="2.26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257cm" svg:height="0.255cm" svg:x="4.022cm" svg:y="2.77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3.7cm" svg:y="3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0.257cm" svg:height="0.228cm" svg:x="3.765cm" svg:y="4.0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256cm" svg:height="0.228cm" svg:x="4.279cm" svg:y="4.0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57cm" svg:height="0.228cm" svg:x="4.022cm" svg:y="3.5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9.5cm" svg:y="2.3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4" draw:id="id34" draw:layer="layout" svg:width="0.257cm" svg:height="0.228cm" svg:x="9.565cm" svg:y="2.3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3" draw:id="id33" draw:layer="layout" svg:width="0.256cm" svg:height="0.228cm" svg:x="10.079cm" svg:y="2.3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57cm" svg:height="0.228cm" svg:x="9.822cm" svg:y="2.8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cm" svg:height="0.8cm" svg:x="7.1cm" svg:y="3.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0.257cm" svg:height="0.228cm" svg:x="7.165cm" svg:y="3.7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256cm" svg:height="0.228cm" svg:x="7.679cm" svg:y="3.7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7.422cm" svg:y="3.2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2.2cm" svg:y="6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0.257cm" svg:height="0.228cm" svg:x="2.265cm" svg:y="6.6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256cm" svg:height="0.228cm" svg:x="2.779cm" svg:y="6.6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8" draw:id="id38" draw:layer="layout" svg:width="0.257cm" svg:height="0.228cm" svg:x="2.522cm" svg:y="6.1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152cm" svg:y1="3.03cm" svg:x2="4.151cm" svg:y2="3.558cm" draw:start-shape="id1" draw:start-glue-point="4" draw:end-shape="id2" draw:end-glue-point="4" svg:d="M4152 3030v264h-1v264">
          <text:p/>
        </draw:connector>
        <draw:connector draw:style-name="gr2" draw:text-style-name="P1" draw:layer="layout" draw:line-skew="0cm -0.511cm" svg:x1="9.952cm" svg:y1="3.042cm" svg:x2="7.55cm" svg:y2="3.2cm" draw:start-shape="id3" draw:start-glue-point="4" draw:end-shape="id4" draw:end-glue-point="2" svg:d="M9952 3042v501h-1552v-845h-850v502">
          <text:p/>
        </draw:connector>
        <draw:connector draw:style-name="gr2" draw:text-style-name="P1" draw:layer="layout" draw:line-skew="0.1cm" svg:x1="3.894cm" svg:y1="4.242cm" svg:x2="5.795cm" svg:y2="5.358cm" draw:start-shape="id5" draw:start-glue-point="8" draw:end-shape="id6" draw:end-glue-point="8" svg:d="M3894 4242v658h1901v458">
          <text:p/>
        </draw:connector>
        <draw:connector draw:style-name="gr2" draw:text-style-name="P1" draw:layer="layout" draw:line-skew="0.25cm" svg:x1="7.294cm" svg:y1="3.942cm" svg:x2="6.307cm" svg:y2="5.358cm" draw:start-shape="id7" draw:start-glue-point="8" draw:end-shape="id8" draw:end-glue-point="8" svg:d="M7294 3942v958h-987v458">
          <text:p/>
        </draw:connector>
        <draw:connector draw:style-name="gr2" draw:text-style-name="P1" draw:layer="layout" draw:line-skew="-0.143cm 0cm 0.243cm" svg:x1="4.407cm" svg:y1="4.242cm" svg:x2="9.895cm" svg:y2="4.858cm" draw:start-shape="id9" draw:start-glue-point="8" draw:end-shape="id10" draw:end-glue-point="8" svg:d="M4407 4242v358h2743 2745v258">
          <text:p/>
        </draw:connector>
        <draw:connector draw:style-name="gr2" draw:text-style-name="P1" draw:layer="layout" draw:line-skew="-0.143cm 0cm -0.057cm" svg:x1="7.807cm" svg:y1="3.942cm" svg:x2="10.407cm" svg:y2="4.858cm" draw:start-shape="id11" draw:start-glue-point="8" draw:end-shape="id12" draw:end-glue-point="8" svg:d="M7807 3942v358h1300 1300v558">
          <text:p/>
        </draw:connector>
        <draw:connector draw:style-name="gr2" draw:text-style-name="P1" draw:layer="layout" draw:line-skew="-0.243cm 0.261cm 0.202cm" svg:x1="10.152cm" svg:y1="5.542cm" svg:x2="12.25cm" svg:y2="5.2cm" draw:start-shape="id13" draw:start-glue-point="4" draw:end-shape="id14" draw:end-glue-point="2" svg:d="M10152 5542v258h1148v-900h950v300">
          <text:p/>
        </draw:connector>
        <draw:connector draw:style-name="gr2" draw:text-style-name="P1" draw:layer="layout" draw:line-skew="0.243cm 0cm -0.243cm" svg:x1="7.851cm" svg:y1="6.058cm" svg:x2="11.994cm" svg:y2="5.942cm" draw:start-shape="id15" draw:start-glue-point="4" draw:end-shape="id16" draw:end-glue-point="8" svg:d="M7851 6058v-258h2070v400h2073v-258">
          <text:p/>
        </draw:connector>
        <draw:connector draw:style-name="gr2" draw:text-style-name="P1" draw:layer="layout" draw:line-skew="-0.043cm -0.636cm 1.187cm" svg:x1="12.507cm" svg:y1="5.942cm" svg:x2="11.806cm" svg:y2="6.728cm" draw:start-shape="id17" draw:start-glue-point="8" draw:end-shape="id18" draw:end-glue-point="4" svg:d="M12507 5942v458h-7-694v328">
          <text:p/>
        </draw:connector>
        <draw:frame draw:style-name="gr4" draw:text-style-name="P1" xml:id="id20" draw:id="id20" draw:layer="layout" svg:width="1.9cm" svg:height="1.2cm" svg:x="1.8cm" svg:y="7.5cm">
          <draw:image xlink:href="Pictures/100000000000035200000267EE621A91.jpg" xlink:type="simple" xlink:show="embed" xlink:actuate="onLoad">
            <text:p/>
          </draw:image>
        </draw:frame>
        <draw:connector draw:style-name="gr2" draw:text-style-name="P1" draw:layer="layout" draw:line-skew="-1.7cm 0.5cm" svg:x1="2.394cm" svg:y1="6.842cm" svg:x2="1.8cm" svg:y2="8.1cm" draw:start-shape="id19" draw:start-glue-point="8" draw:end-shape="id20" draw:end-glue-point="3" svg:d="M2394 6842v658h-594v600">
          <text:p/>
        </draw:connector>
        <draw:connector draw:style-name="gr2" draw:text-style-name="P1" draw:layer="layout" draw:line-skew="-1.7cm -0.5cm" svg:x1="2.907cm" svg:y1="6.842cm" svg:x2="3.7cm" svg:y2="8.1cm" draw:start-shape="id21" draw:start-glue-point="8" draw:end-shape="id20" draw:end-glue-point="1" svg:d="M2907 6842v658h793v600">
          <text:p/>
        </draw:connector>
        <draw:frame draw:style-name="gr4" draw:text-style-name="P1" xml:id="id37" draw:id="id37" draw:layer="layout" svg:width="1.73cm" svg:height="1.087cm" svg:x="5.4cm" svg:y="7.6cm">
          <draw:image xlink:href="Pictures/100002010000016A0000011AD8CA8086.png" xlink:type="simple" xlink:show="embed" xlink:actuate="onLoad">
            <text:p/>
          </draw:image>
        </draw:frame>
        <draw:connector draw:style-name="gr2" draw:text-style-name="P1" draw:layer="layout" svg:x1="8.107cm" svg:y1="6.742cm" svg:x2="8.282cm" svg:y2="7.706cm" draw:start-shape="id22" draw:start-glue-point="8" draw:end-shape="id23" draw:end-glue-point="0" svg:d="M8107 6742v483h175v481">
          <text:p/>
        </draw:connector>
        <draw:frame draw:style-name="gr5" draw:layer="layout" svg:width="0.9cm" svg:height="0.53cm" svg:x="1.1cm" svg:y="7.6cm">
          <draw:text-box>
            <text:p><text:span text:style-name="T1">HF</text:span></text:p>
          </draw:text-box>
        </draw:frame>
        <draw:frame draw:style-name="gr5" draw:layer="layout" svg:width="1.6cm" svg:height="0.53cm" svg:x="3.6cm" svg:y="7.67cm">
          <draw:text-box>
            <text:p><text:span text:style-name="T1">VHF/UHF</text:span></text:p>
          </draw:text-box>
        </draw:frame>
        <draw:frame draw:style-name="gr4" draw:text-style-name="P1" xml:id="id25" draw:id="id25" draw:layer="layout" svg:width="1.229cm" svg:height="0.907cm" svg:x="12.3cm" svg:y="7.8cm">
          <draw:image xlink:href="Pictures/100000000000017C000001574920A9EF.jpg" xlink:type="simple" xlink:show="embed" xlink:actuate="onLoad">
            <text:p/>
          </draw:image>
        </draw:frame>
        <draw:connector draw:style-name="gr2" draw:text-style-name="P1" draw:layer="layout" svg:x1="12.062cm" svg:y1="7.412cm" svg:x2="12.3cm" svg:y2="8.253cm" draw:start-shape="id24" draw:start-glue-point="8" draw:end-shape="id25" draw:end-glue-point="3" svg:d="M12062 7412v841h238">
          <text:p/>
        </draw:connector>
        <draw:frame draw:style-name="gr4" draw:text-style-name="P1" xml:id="id27" draw:id="id27" draw:layer="layout" svg:width="2.042cm" svg:height="0.8cm" svg:x="9.458cm" svg:y="7.8cm">
          <draw:image xlink:href="Pictures/10000201000001C900000109343A5702.png" xlink:type="simple" xlink:show="embed" xlink:actuate="onLoad">
            <text:p/>
          </draw:image>
        </draw:frame>
        <draw:connector draw:style-name="gr2" draw:text-style-name="P1" draw:layer="layout" svg:x1="11.549cm" svg:y1="7.412cm" svg:x2="11.5cm" svg:y2="8.2cm" draw:start-shape="id26" draw:start-glue-point="8" draw:end-shape="id27" draw:end-glue-point="1" svg:d="M11549 7412v788h-49">
          <text:p/>
        </draw:connector>
        <draw:line draw:style-name="gr6" draw:text-style-name="P1" xml:id="id28" draw:id="id28" draw:layer="layout" svg:x1="2cm" svg:y1="1.6cm" svg:x2="3.4cm" svg:y2="1.6cm">
          <text:p/>
        </draw:line>
        <draw:line draw:style-name="gr7" draw:text-style-name="P1" xml:id="id30" draw:id="id30" draw:layer="layout" svg:x1="4.7cm" svg:y1="1.1cm" svg:x2="4.7cm" svg:y2="1.9cm">
          <text:p/>
        </draw:line>
        <draw:custom-shape draw:style-name="gr8" draw:text-style-name="P1" xml:id="id35" draw:id="id35" draw:layer="layout" svg:width="0.8cm" svg:height="0.8cm" svg:x="7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3.4cm" svg:y1="1.6cm" svg:x2="3.895cm" svg:y2="2.263cm" draw:start-shape="id28" draw:start-glue-point="1" draw:end-shape="id29" draw:end-glue-point="8" svg:d="M3400 1600h495v663">
          <text:p/>
        </draw:connector>
        <draw:line draw:style-name="gr7" draw:text-style-name="P1" xml:id="id32" draw:id="id32" draw:layer="layout" svg:x1="11.5cm" svg:y1="1.6cm" svg:x2="10.4cm" svg:y2="1.6cm">
          <text:p/>
        </draw:line>
        <draw:line draw:style-name="gr10" draw:text-style-name="P1" draw:layer="layout" svg:x1="10.7cm" svg:y1="1.2cm" svg:x2="10.7cm" svg:y2="2cm">
          <text:p/>
        </draw:line>
        <draw:line draw:style-name="gr10" draw:text-style-name="P1" draw:layer="layout" svg:x1="10.9cm" svg:y1="1.3cm" svg:x2="10.9cm" svg:y2="1.9cm">
          <text:p/>
        </draw:line>
        <draw:line draw:style-name="gr10" draw:text-style-name="P1" draw:layer="layout" svg:x1="11.1cm" svg:y1="1.4cm" svg:x2="11.1cm" svg:y2="1.8cm">
          <text:p/>
        </draw:line>
        <draw:custom-shape draw:style-name="gr1" draw:text-style-name="P1" draw:layer="layout" svg:width="0.2cm" svg:height="0.2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.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-0.55cm 1.55cm" svg:x1="4.7cm" svg:y1="1.9cm" svg:x2="4.407cm" svg:y2="2.263cm" draw:start-shape="id30" draw:start-glue-point="2" draw:end-shape="id31" draw:end-glue-point="8" svg:d="M4700 1900v200h-293v163">
          <text:p/>
        </draw:connector>
        <draw:connector draw:style-name="gr2" draw:text-style-name="P1" draw:layer="layout" svg:x1="10.4cm" svg:y1="1.6cm" svg:x2="10.207cm" svg:y2="2.358cm" draw:start-shape="id32" draw:start-glue-point="3" draw:end-shape="id33" draw:end-glue-point="8" svg:d="M10400 1600h-193v758">
          <text:p/>
        </draw:connector>
        <draw:frame draw:style-name="gr11" draw:layer="layout" svg:width="1.615cm" svg:height="0.569cm" svg:x="4.598cm" svg:y="1.2cm">
          <draw:text-box>
            <text:p><text:span text:style-name="T2">Collinear</text:span></text:p>
          </draw:text-box>
        </draw:frame>
        <draw:custom-shape draw:style-name="gr1" draw:text-style-name="P1" draw:layer="layout" svg:width="0.2cm" svg:height="0.2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cm -0.35cm" svg:x1="9.566cm" svg:y1="2.473cm" svg:x2="8cm" svg:y2="2cm" draw:start-shape="id34" draw:start-glue-point="6" draw:end-shape="id35" draw:end-glue-point="8" svg:d="M9566 2473h-559v-273h-1007v-200">
          <text:p/>
        </draw:connector>
        <draw:custom-shape draw:style-name="gr1" draw:text-style-name="P1" draw:layer="layout" svg:width="0.2cm" svg:height="0.2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802cm" svg:height="0.569cm" svg:x="1.948cm" svg:y="1.031cm">
          <draw:text-box>
            <text:p><text:span text:style-name="T2">Long Wire</text:span></text:p>
          </draw:text-box>
        </draw:frame>
        <draw:frame draw:style-name="gr11" draw:layer="layout" svg:width="1.755cm" svg:height="0.569cm" svg:x="8.3cm" svg:y="1.3cm">
          <draw:text-box>
            <text:p><text:span text:style-name="T2">Mag Loop</text:span></text:p>
          </draw:text-box>
        </draw:frame>
        <draw:frame draw:style-name="gr11" draw:layer="layout" svg:width="1.662cm" svg:height="0.569cm" svg:x="11.4cm" svg:y="1.3cm">
          <draw:text-box>
            <text:p><text:span text:style-name="T2">Yagi/SAT</text:span></text:p>
          </draw:text-box>
        </draw:frame>
        <draw:frame draw:style-name="gr12" draw:text-style-name="P1" xml:id="id23" draw:id="id23" draw:layer="layout" svg:width="1.436cm" svg:height="0.994cm" svg:x="7.564cm" svg:y="7.706cm">
          <draw:image xlink:href="Pictures/10000201000001EC0000017FF7FF02CB.png" xlink:type="simple" xlink:show="embed" xlink:actuate="onLoad">
            <text:p/>
          </draw:image>
        </draw:frame>
        <draw:connector draw:style-name="gr2" draw:text-style-name="P1" draw:layer="layout" svg:x1="7.594cm" svg:y1="6.742cm" svg:x2="6.265cm" svg:y2="7.6cm" draw:start-shape="id36" draw:start-glue-point="8" draw:end-shape="id37" draw:end-glue-point="0" svg:d="M7594 6742v430h-1329v428">
          <text:p/>
        </draw:connector>
        <draw:frame draw:style-name="gr11" draw:layer="layout" svg:width="0.756cm" svg:height="0.759cm" svg:x="4.4cm" svg:y="2.3cm">
          <draw:text-box>
            <text:p><text:span text:style-name="T3">1</text:span></text:p>
          </draw:text-box>
        </draw:frame>
        <draw:frame draw:style-name="gr11" draw:layer="layout" svg:width="0.756cm" svg:height="0.759cm" svg:x="8.944cm" svg:y="2.5cm">
          <draw:text-box>
            <text:p><text:span text:style-name="T3">2</text:span></text:p>
          </draw:text-box>
        </draw:frame>
        <draw:frame draw:style-name="gr11" draw:layer="layout" svg:width="0.756cm" svg:height="0.759cm" svg:x="4.4cm" svg:y="3.541cm">
          <draw:text-box>
            <text:p><text:span text:style-name="T3">3</text:span></text:p>
          </draw:text-box>
        </draw:frame>
        <draw:frame draw:style-name="gr11" draw:layer="layout" svg:width="0.756cm" svg:height="0.759cm" svg:x="6.544cm" svg:y="3.241cm">
          <draw:text-box>
            <text:p><text:span text:style-name="T3">4</text:span></text:p>
          </draw:text-box>
        </draw:frame>
        <draw:frame draw:style-name="gr11" draw:layer="layout" svg:width="0.756cm" svg:height="0.759cm" svg:x="6.3cm" svg:y="5.341cm">
          <draw:text-box>
            <text:p><text:span text:style-name="T3">5</text:span></text:p>
          </draw:text-box>
        </draw:frame>
        <draw:frame draw:style-name="gr13" draw:layer="layout" svg:width="0.756cm" svg:height="0.759cm" svg:x="9.144cm" svg:y="4.8cm">
          <draw:text-box>
            <text:p><text:span text:style-name="T3">6</text:span></text:p>
          </draw:text-box>
        </draw:frame>
        <draw:frame draw:style-name="gr14" draw:layer="layout" svg:width="0.756cm" svg:height="0.8cm" svg:x="11.244cm" svg:y="5.3cm">
          <draw:text-box>
            <text:p><text:span text:style-name="T3">7</text:span></text:p>
          </draw:text-box>
        </draw:frame>
        <draw:frame draw:style-name="gr11" draw:layer="layout" svg:width="0.756cm" svg:height="0.759cm" svg:x="2.944cm" svg:y="6.2cm">
          <draw:text-box>
            <text:p><text:span text:style-name="T3">8</text:span></text:p>
          </draw:text-box>
        </draw:frame>
        <draw:frame draw:style-name="gr11" draw:layer="layout" svg:width="0.756cm" svg:height="0.759cm" svg:x="8.1cm" svg:y="6.041cm">
          <draw:text-box>
            <text:p><text:span text:style-name="T3">9</text:span></text:p>
          </draw:text-box>
        </draw:frame>
        <draw:frame draw:style-name="gr11" draw:layer="layout" svg:width="1.01cm" svg:height="0.759cm" svg:x="12cm" svg:y="6.7cm">
          <draw:text-box>
            <text:p><text:span text:style-name="T3">10</text:span></text:p>
          </draw:text-box>
        </draw:frame>
        <draw:frame draw:style-name="gr11" draw:layer="layout" svg:width="1.01cm" svg:height="0.64cm" svg:x="1.39cm" svg:y="6.4cm">
          <draw:text-box>
            <text:p><text:span text:style-name="T4">NC</text:span></text:p>
          </draw:text-box>
        </draw:frame>
        <draw:frame draw:style-name="gr11" draw:layer="layout" svg:width="1.01cm" svg:height="0.64cm" svg:x="4.8cm" svg:y="5.2cm">
          <draw:text-box>
            <text:p><text:span text:style-name="T4">NC</text:span></text:p>
          </draw:text-box>
        </draw:frame>
        <draw:frame draw:style-name="gr11" draw:layer="layout" svg:width="1.01cm" svg:height="0.64cm" svg:x="2.89cm" svg:y="3.8cm">
          <draw:text-box>
            <text:p><text:span text:style-name="T4">NC</text:span></text:p>
          </draw:text-box>
        </draw:frame>
        <draw:frame draw:style-name="gr11" draw:layer="layout" svg:width="1.01cm" svg:height="0.64cm" svg:x="2.89cm" svg:y="2.1cm">
          <draw:text-box>
            <text:p><text:span text:style-name="T4">NC</text:span></text:p>
          </draw:text-box>
        </draw:frame>
        <draw:frame draw:style-name="gr11" draw:layer="layout" svg:width="1.01cm" svg:height="0.64cm" svg:x="10.49cm" svg:y="7cm">
          <draw:text-box>
            <text:p><text:span text:style-name="T4">NC</text:span></text:p>
          </draw:text-box>
        </draw:frame>
        <draw:frame draw:style-name="gr11" draw:layer="layout" svg:width="1.01cm" svg:height="0.64cm" svg:x="12.5cm" svg:y="5.5cm">
          <draw:text-box>
            <text:p><text:span text:style-name="T4">NC</text:span></text:p>
          </draw:text-box>
        </draw:frame>
        <draw:frame draw:style-name="gr11" draw:layer="layout" svg:width="1.01cm" svg:height="0.64cm" svg:x="10.4cm" svg:y="4.66cm">
          <draw:text-box>
            <text:p><text:span text:style-name="T4">NC</text:span></text:p>
          </draw:text-box>
        </draw:frame>
        <draw:frame draw:style-name="gr11" draw:layer="layout" svg:width="1.01cm" svg:height="0.64cm" svg:x="7.8cm" svg:y="3.56cm">
          <draw:text-box>
            <text:p><text:span text:style-name="T4">NC</text:span></text:p>
          </draw:text-box>
        </draw:frame>
        <draw:frame draw:style-name="gr11" draw:layer="layout" svg:width="1.01cm" svg:height="0.64cm" svg:x="10.2cm" svg:y="2.2cm">
          <draw:text-box>
            <text:p><text:span text:style-name="T4">NC</text:span></text:p>
          </draw:text-box>
        </draw:frame>
        <draw:frame draw:style-name="gr11" draw:layer="layout" svg:width="1.01cm" svg:height="0.64cm" svg:x="6.6cm" svg:y="6.36cm">
          <draw:text-box>
            <text:p><text:span text:style-name="T4">NC</text:span></text:p>
          </draw:text-box>
        </draw:frame>
        <draw:custom-shape draw:style-name="gr3" draw:text-style-name="P1" xml:id="id6" draw:id="id6" draw:layer="layout" svg:width="0.257cm" svg:height="0.228cm" svg:x="5.665cm" svg:y="5.3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256cm" svg:height="0.228cm" svg:x="6.179cm" svg:y="5.3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9" draw:id="id39" draw:layer="layout" svg:width="0.257cm" svg:height="0.228cm" svg:x="5.922cm" svg:y="5.8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651cm" svg:y1="6.158cm" svg:x2="6.052cm" svg:y2="6.042cm" draw:start-shape="id38" draw:start-glue-point="4" draw:end-shape="id39" draw:end-glue-point="4" svg:d="M2651 6158v-501h1699v886h1702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20-06-15T14:32:37.12</dc:date>
    <dc:creator>Bob Cowdery</dc:creator>
    <meta:editing-duration>PT15H16M52S</meta:editing-duration>
    <meta:editing-cycles>34</meta:editing-cycles>
    <meta:generator>OpenOffice/4.1.2$Win32 OpenOffice.org_project/412m3$Build-9782</meta:generator>
    <meta:document-statistic meta:object-count="104"/>
  </office:meta>
</office:document-meta>
</file>